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47E19805C7F0892DD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132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7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4cm" svg:height="15.745cm" svg:x="-0.014cm" svg:y="0.001cm">
          <draw:image xlink:href="Pictures/10000000000005DC00000447E19805C7F0892DD2.jpg" xlink:type="simple" xlink:show="embed" xlink:actuate="onLoad">
            <text:p/>
          </draw:image>
        </draw:frame>
        <draw:frame draw:style-name="gr2" draw:text-style-name="P7" draw:layer="layout" svg:width="22.913cm" svg:height="11.497cm" svg:x="2.544cm" svg:y="3.253cm">
          <draw:text-box>
            <text:p text:style-name="P2"><text:span text:style-name="T1">De verloren zoon</text:span></text:p>
            <text:p text:style-name="P3"><text:span text:style-name="T2">(Lukas 15:11-32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28:57.540000000</dc:date>
    <meta:editing-duration>PT21M16S</meta:editing-duration>
    <meta:editing-cycles>21</meta:editing-cycles>
    <meta:generator>LibreOffice/5.4.7.2$Windows_X86_64 LibreOffice_project/c838ef25c16710f8838b1faec480ebba495259d0</meta:generator>
    <meta:document-statistic meta:object-count="2"/>
  </office:meta>
</office:document-meta>
</file>